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444cm" table:align="left"/>
    </style:style>
    <style:style style:name="Tabela1.A" style:family="table-column">
      <style:table-column-properties style:column-width="7.44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style:font-name="Arial Black"/>
    </style:style>
    <style:style style:name="P2" style:family="paragraph" style:parent-style-name="Preformatted_20_Text">
      <style:text-properties style:font-name="Arial Black" fo:font-size="14pt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4" style:family="paragraph" style:parent-style-name="Preformatted_20_Text">
      <style:text-properties style:font-name="Arial Black" fo:font-size="14pt" officeooo:rsid="00036d12" officeooo:paragraph-rsid="00036d12" style:font-size-asian="14pt" style:font-size-complex="14pt"/>
    </style:style>
    <style:style style:name="P5" style:family="paragraph" style:parent-style-name="Preformatted_20_Text">
      <style:text-properties style:font-name="Arial Black" fo:font-size="13pt" style:font-size-asian="13pt" style:font-size-complex="13pt"/>
    </style:style>
    <style:style style:name="P6" style:family="paragraph" style:parent-style-name="Preformatted_20_Text">
      <style:text-properties style:font-name="Arial Black" fo:font-size="11pt" style:font-size-asian="11pt" style:font-size-complex="11pt"/>
    </style:style>
    <style:style style:name="P7" style:family="paragraph" style:parent-style-name="Preformatted_20_Text">
      <style:text-properties style:font-name="Arial"/>
    </style:style>
    <style:style style:name="P8" style:family="paragraph" style:parent-style-name="Preformatted_20_Text">
      <style:text-properties style:font-name="Arial" fo:font-size="14pt" officeooo:rsid="00036d12" officeooo:paragraph-rsid="00036d12" style:font-size-asian="14pt" style:font-size-complex="14pt"/>
    </style:style>
    <style:style style:name="P9" style:family="paragraph" style:parent-style-name="Preformatted_20_Text">
      <style:text-properties style:font-name="Arial" fo:font-size="11pt" style:font-size-asian="11pt" style:font-size-complex="11pt"/>
    </style:style>
    <style:style style:name="P10" style:family="paragraph" style:parent-style-name="Preformatted_20_Text">
      <style:text-properties fo:font-size="11pt" style:font-size-asian="11pt" style:font-size-complex="11pt"/>
    </style:style>
    <style:style style:name="P11" style:family="paragraph" style:parent-style-name="Preformatted_20_Text">
      <style:text-properties style:font-name="Courier New" fo:font-size="11pt" style:font-size-asian="11pt" style:font-size-complex="11pt"/>
    </style:style>
    <style:style style:name="P12" style:family="paragraph" style:parent-style-name="Preformatted_20_Text">
      <style:text-properties style:font-name="Courier New" fo:font-size="8pt" style:font-size-asian="8pt" style:font-size-complex="8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Courier New" fo:font-size="8pt" style:font-size-asian="8pt" style:font-size-complex="8pt"/>
    </style:style>
    <style:style style:name="P14" style:family="paragraph" style:parent-style-name="Standard">
      <style:text-properties style:font-name="Courier New" fo:font-size="8pt" style:font-size-asian="8pt" style:font-size-complex="8pt"/>
    </style:style>
    <style:style style:name="P15" style:family="paragraph" style:parent-style-name="Preformatted_20_Text">
      <style:text-properties style:font-name="Arial" fo:font-size="14pt" officeooo:rsid="000c587b" officeooo:paragraph-rsid="000c587b" style:font-size-asian="14pt" style:font-size-complex="14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officeooo:rsid="000a532c"/>
    </style:style>
  </office:automatic-styles>
  <office:body>
    <office:text text:use-soft-page-breaks="true">
      <office:forms form:automatic-focus="false" form:apply-design-mode="false">
        <form:form form:name="addSubmissionForm" form:apply-filter="true" form:method="post" form:control-implementation="ooo:com.sun.star.form.component.Form" office:target-frame="" xlink:href="http://ae4.tidia-ae.usp.br/portal/tool/003b222e-8a39-4ecf-b45b-dea952786c1b?panel=Main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C0241 - Laboratório de Bases de Dados</text:p>
      <text:p text:style-name="P3">Relatório de execução da aula prática 2</text:p>
      <text:p text:style-name="P3"/>
      <text:p text:style-name="P4">Aluno <text:s text:c="22"/>Nº USP</text:p>
      <text:p text:style-name="P8">Hamilton Gonçalves Jr <text:s text:c="2"/>1053763</text:p>
      <text:p text:style-name="P8">Rafael So<text:span text:style-name="T3">uza <text:s text:c="17"/>7239301</text:span></text:p>
      <text:p text:style-name="P15">ID de submissão <text:s text:c="12"/>7c84143d-d73d-423a-b19b-c9606853912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Preformatted_20_Text"><text:span text:style-name="T2">Exercício 2</text:span></text:p>
      <text:p text:style-name="P5">Item a</text:p>
      <text:p text:style-name="P5"/>
      <text:p text:style-name="P6">➔ Comentário</text:p>
      <text:p text:style-name="P9">Este item consiste na apresentação do esquema da base de dados, especificamente das sequências criadas nesse esquema. Usamos apenas a sequência para criação de chaves para a tabela PARTIDA. O código e a saída no SQL Developer são as seguintes: </text:p>
      <text:p text:style-name="P9"/>
      <text:p text:style-name="P6">➔ Código</text:p>
      <text:p text:style-name="P12">CREATE SEQUENCE SEQ-PARTIDA;</text:p>
      <text:p text:style-name="Preformatted_20_Text"/>
      <text:p text:style-name="P1">➔ Saída</text:p>
      <text:p text:style-name="P12">Sequence SEQ_PARTIDA criado.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xercício 2</text:p>
      <text:p text:style-name="P5">Item b</text:p>
      <text:p text:style-name="P1"/>
      <text:p text:style-name="P1">➔ Comentário</text:p>
      <text:p text:style-name="P7">Este item consiste na apresentação do esquema da base de dados, especificamente da criação de todas as tabelas.. O código e a saída no SQL Developer são as seguintes: </text:p>
      <text:p text:style-name="P7"/>
      <text:p text:style-name="P6">➔ Código</text:p>
      <text:p text:style-name="P12">--------------------------------------------------------</text:p>
      <text:p text:style-name="P12">-- <text:s/>Deletar todas as tabelas e sequÃªncias: retirar os </text:p>
      <text:p text:style-name="P12">-- <text:s/>sinais de comentÃ¡rios dos comandos abaixo</text:p>
      <text:p text:style-name="P12">--------------------------------------------------------</text:p>
      <text:p text:style-name="P12"/>
      <text:p text:style-name="P12">DROP TABLE TECNICO CASCADE CONSTRAINTS;</text:p>
      <text:p text:style-name="P12">DROP TABLE TIME CASCADE CONSTRAINTS;</text:p>
      <text:p text:style-name="P12">DROP TABLE EMISSORA CASCADE CONSTRAINTS;</text:p>
      <text:p text:style-name="P12">DROP TABLE ESTADIO CASCADE CONSTRAINTS;</text:p>
      <text:p text:style-name="P12">DROP TABLE CAMPEONATO CASCADE CONSTRAINTS;</text:p>
      <text:p text:style-name="P12">DROP TABLE ARBITRO CASCADE CONSTRAINTS;</text:p>
      <text:p text:style-name="P12">DROP TABLE JOGADOR CASCADE CONSTRAINTS;</text:p>
      <text:p text:style-name="P12">DROP TABLE PARTIDA CASCADE CONSTRAINTS;</text:p>
      <text:p text:style-name="P12">DROP TABLE CARTAO_AMARELO CASCADE CONSTRAINTS;</text:p>
      <text:p text:style-name="P12">DROP TABLE CARTAO_VERMELHO CASCADE CONSTRAINTS;</text:p>
      <text:p text:style-name="P12">DROP TABLE CONTRATO CASCADE CONSTRAINTS;</text:p>
      <text:p text:style-name="P12">DROP TABLE GOL CASCADE CONSTRAINTS;</text:p>
      <text:p text:style-name="P12">DROP TABLE PATROCINADOR CASCADE CONSTRAINTS;</text:p>
      <text:p text:style-name="P12"/>
      <text:p text:style-name="P12">DROP SEQUENCE SEQ_PARTIDA;</text:p>
      <text:p text:style-name="P12"/>
      <text:p text:style-name="P12">--------------------------------------------------------</text:p>
      <text:p text:style-name="P12">-- <text:s/>DDL para a tabela ARBITRO</text:p>
      <text:p text:style-name="P12">--------------------------------------------------------</text:p>
      <text:p text:style-name="P12"><text:s text:c="2"/>CREATE TABLE ARBITRO </text:p>
      <text:p text:style-name="P12"><text:s text:c="3"/>(</text:p>
      <text:p text:style-name="P12"><text:s text:c="8"/>NOME VARCHAR2(30) NOT NULL,</text:p>
      <text:p text:style-name="P12"><text:s text:c="4"/>FUNCAO VARCHAR2(30) NOT NULL,</text:p>
      <text:p text:style-name="P12"><text:s text:c="4"/>IDADE NUMBER NOT NULL,</text:p>
      <text:p text:style-name="P12"><text:s text:c="4"/></text:p>
      <text:p text:style-name="P12"><text:s text:c="4"/>CONSTRAINT PK_ARBITRO PRIMARY KEY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CAMPEONATO</text:p>
      <text:p text:style-name="P12">--------------------------------------------------------</text:p>
      <text:p text:style-name="P12"><text:s text:c="2"/>CREATE TABLE CAMPEONATO </text:p>
      <text:p text:style-name="P12"><text:s text:c="3"/>(</text:p>
      <text:p text:style-name="P12"><text:s text:c="8"/>NOME VARCHAR2(30) NOT NULL,</text:p>
      <text:p text:style-name="P12"><text:s text:c="4"/>ANO NUMBER NOT NULL,</text:p>
      <text:p text:style-name="P12"><text:s text:c="4"/>CAMPEAO VARCHAR2(30) NOT NULL, </text:p>
      <text:p text:style-name="P12"><text:s text:c="4"/>QUANTI_TIME NUMBER NOT NULL,</text:p>
      <text:p text:style-name="P12"><text:s text:c="4"/>RODADAS NUMBER,</text:p>
      <text:p text:style-name="P12"><text:s text:c="4"/></text:p>
      <text:p text:style-name="P12"><text:s text:c="4"/>CONSTRAINT PK_CAMPEONATO PRIMARY KEY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PATROCINADOR</text:p>
      <text:p text:style-name="P12">--------------------------------------------------------</text:p>
      <text:p text:style-name="P12"><text:s text:c="2"/>CREATE TABLE PATROCINADOR</text:p>
      <text:p text:style-name="P12"><text:s text:c="3"/>( <text:s text:c="3"/></text:p>
      <text:p text:style-name="P12"><text:s text:c="4"/>NOME VARCHAR2(30) NOT NULL,</text:p>
      <text:p text:style-name="P12"><text:s text:c="4"/>CIDADE VARCHAR2(30) NOT NULL, </text:p>
      <text:p text:style-name="P12"><text:s text:c="4"/>UF VARCHAR2(15),</text:p>
      <text:p text:style-name="P12"><text:s text:c="4"/></text:p>
      <text:p text:style-name="P12"><text:s text:c="4"/>CONSTRAINT PK_PATROCINADOR PRIMARY KEY(NOME)</text:p>
      <text:p text:style-name="P12"><text:s text:c="3"/>);</text:p>
      <text:p text:style-name="P12"/>
      <text:p text:style-name="P12">--------------------------------------------------------</text:p>
      <text:p text:style-name="P12">-- <text:s/>DDL para a tabela TECNICO</text:p>
      <text:p text:style-name="P12">--------------------------------------------------------</text:p>
      <text:p text:style-name="P12"><text:s text:c="2"/>CREATE TABLE TECNICO</text:p>
      <text:p text:style-name="P12"><text:s text:c="3"/>( <text:s text:c="3"/></text:p>
      <text:p text:style-name="P12"><text:s text:c="4"/>NOME VARCHAR2(30) NOT NULL,</text:p>
      <text:p text:style-name="P12"><text:soft-page-break/><text:s text:c="8"/>IDADE NUMBER NOT NULL,</text:p>
      <text:p text:style-name="P12"><text:s text:c="4"/></text:p>
      <text:p text:style-name="P12"><text:s text:c="4"/>CONSTRAINT PK_TECNICO PRIMARY KEY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TIME</text:p>
      <text:p text:style-name="P12">--------------------------------------------------------</text:p>
      <text:p text:style-name="P12"><text:s text:c="2"/>CREATE TABLE TIME</text:p>
      <text:p text:style-name="P12"><text:s text:c="3"/>( <text:s text:c="3"/></text:p>
      <text:p text:style-name="P12"><text:s text:c="4"/>NOME VARCHAR2(30) NOT NULL,</text:p>
      <text:p text:style-name="P12"><text:s text:c="4"/>CIDADE VARCHAR2(30) NOT NULL,</text:p>
      <text:p text:style-name="P12"><text:s text:c="4"/>TECNICO VARCHAR2(30) NOT NULL,</text:p>
      <text:p text:style-name="P12"><text:s text:c="4"/></text:p>
      <text:p text:style-name="P12"><text:s text:c="4"/>CONSTRAINT PK_TIME PRIMARY KEY(NOME),</text:p>
      <text:p text:style-name="P12"><text:s text:c="4"/>CONSTRAINT FK_TIME_TECNICO FOREIGN KEY(TECNICO) REFERENCES TECNICO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CONTRATO</text:p>
      <text:p text:style-name="P12">--------------------------------------------------------</text:p>
      <text:p text:style-name="P12"><text:s text:c="2"/>CREATE TABLE CONTRATO </text:p>
      <text:p text:style-name="P12"><text:s text:c="3"/>( <text:s text:c="3"/></text:p>
      <text:p text:style-name="P12"><text:s text:c="4"/>PATROCINADOR VARCHAR2(30) NOT NULL,</text:p>
      <text:p text:style-name="P12"><text:s text:c="4"/>TIME VARCHAR2(30) NOT NULL, </text:p>
      <text:p text:style-name="P12"><text:s text:c="4"/>DATA DATE NOT NULL, </text:p>
      <text:p text:style-name="P12"><text:s text:c="4"/>VIGENCIA NUMBER NOT NULL, </text:p>
      <text:p text:style-name="P12"><text:s text:c="4"/>VALOR_MES NUMBER NOT NULL,</text:p>
      <text:p text:style-name="P12"><text:s text:c="4"/></text:p>
      <text:p text:style-name="P12"><text:s text:c="4"/>CONSTRAINT PK_CONTRATO PRIMARY KEY (PATROCINADOR,TIME,DATA),</text:p>
      <text:p text:style-name="P12"><text:s text:c="4"/>CONSTRAINT FK_CONTRATO_PATROCINADOR FOREIGN KEY(PATROCINADOR) REFERENCES PATROCINADOR(NOME),</text:p>
      <text:p text:style-name="P12"><text:s text:c="4"/>CONSTRAINT FK_CONTRATO_TIME FOREIGN KEY(TIME) REFERENCES TIME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EMISSORA</text:p>
      <text:p text:style-name="P12">--------------------------------------------------------</text:p>
      <text:p text:style-name="P12"/>
      <text:p text:style-name="P12"><text:s text:c="2"/>CREATE TABLE EMISSORA </text:p>
      <text:p text:style-name="P12"><text:s text:c="3"/>( <text:s text:c="3"/></text:p>
      <text:p text:style-name="P12"><text:s text:c="4"/>NOME VARCHAR2(30) NOT NULL, </text:p>
      <text:p text:style-name="P12"><text:s text:c="4"/>TIPO VARCHAR2(30) NOT NULL,</text:p>
      <text:p text:style-name="P12"><text:s text:c="4"/></text:p>
      <text:p text:style-name="P12"><text:s text:c="4"/>CONSTRAINT PK_EMISSORA PRIMARY KEY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ESTADIO</text:p>
      <text:p text:style-name="P12">--------------------------------------------------------</text:p>
      <text:p text:style-name="P12"/>
      <text:p text:style-name="P12"><text:s text:c="2"/>CREATE TABLE ESTADIO </text:p>
      <text:p text:style-name="P12"><text:s text:c="3"/>( <text:s text:c="3"/></text:p>
      <text:p text:style-name="P12"><text:s text:c="4"/>NOME VARCHAR2(30) NOT NULL, </text:p>
      <text:p text:style-name="P12"><text:s text:c="4"/>CIDADE VARCHAR2(30) NOT NULL, </text:p>
      <text:p text:style-name="P12"><text:s text:c="4"/>UF VARCHAR2(15) NOT NULL,</text:p>
      <text:p text:style-name="P12"/>
      <text:p text:style-name="P12"><text:s text:c="5"/>CONSTRAINT PK_ESTADIO PRIMARY KEY (NOME, CIDADE),</text:p>
      <text:p text:style-name="P12"><text:s text:c="5"/>CONSTRAINT CK_ESTADIO CHECK (UF IN ('AC', 'AL', 'AP', 'AM', 'BA',</text:p>
      <text:p text:style-name="P12"><text:s text:c="5"/>'CE', 'DF', 'ES', 'GO', 'MA', 'MT', 'MS', 'MG', 'PA', 'PB', 'PR', </text:p>
      <text:p text:style-name="P12"><text:s text:c="5"/>'PE', 'PI', 'RJ', 'RN', 'RS', 'RO', 'RR', 'SC', 'SP', 'SE', 'TO'))</text:p>
      <text:p text:style-name="P12"/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JOGADOR</text:p>
      <text:p text:style-name="P12">--------------------------------------------------------</text:p>
      <text:p text:style-name="P12"><text:s text:c="2"/>CREATE TABLE JOGADOR</text:p>
      <text:p text:style-name="P12"><text:s text:c="3"/>( <text:s text:c="3"/></text:p>
      <text:p text:style-name="P12"><text:s text:c="4"/>NOME VARCHAR2(30) NOT NULL,</text:p>
      <text:p text:style-name="P12"><text:s text:c="4"/>TIME VARCHAR2(30) NOT NULL, </text:p>
      <text:p text:style-name="P12"><text:s text:c="4"/>IDADE NUMBER NOT NULL,</text:p>
      <text:p text:style-name="P12"><text:s text:c="4"/></text:p>
      <text:p text:style-name="P12"><text:s text:c="4"/>CONSTRAINT PK_JOGADOR PRIMARY KEY(NOME),</text:p>
      <text:p text:style-name="P12"><text:s text:c="4"/>CONSTRAINT FK_JOGADOR_TIME FOREIGN KEY(TIME) REFERENCES TIME(NOME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sequÃªncia SEQ_PARTIDA</text:p>
      <text:p text:style-name="P12">--------------------------------------------------------</text:p>
      <text:p text:style-name="P12"><text:s text:c="3"/>CREATE SEQUENCE SEQ_PARTIDA;</text:p>
      <text:p text:style-name="P12"><text:soft-page-break/></text:p>
      <text:p text:style-name="P12">--------------------------------------------------------</text:p>
      <text:p text:style-name="P12">-- <text:s/>DDL para a tabela PARTIDA</text:p>
      <text:p text:style-name="P12">--------------------------------------------------------</text:p>
      <text:p text:style-name="P12"><text:s text:c="2"/>CREATE TABLE PARTIDA </text:p>
      <text:p text:style-name="P12"><text:s text:c="3"/>( <text:s text:c="3"/></text:p>
      <text:p text:style-name="P12"><text:s text:c="4"/>ID_PARTIDA NUMBER NOT NULL,</text:p>
      <text:p text:style-name="P12"><text:s text:c="4"/>TIME1 VARCHAR2(30) NOT NULL,</text:p>
      <text:p text:style-name="P12"><text:s text:c="4"/>TIME2 VARCHAR2(30) NOT NULL,</text:p>
      <text:p text:style-name="P12"><text:s text:c="4"/>DATA_PARTIDA DATE NOT NULL,</text:p>
      <text:p text:style-name="P12"><text:s text:c="4"/>CAMPEONATO VARCHAR2(30) NOT NULL,</text:p>
      <text:p text:style-name="P12"><text:s text:c="4"/>PUBLICO_PAGANTE NUMBER NOT NULL,</text:p>
      <text:p text:style-name="P12"><text:s text:c="4"/>GOLS_TIME1 NUMBER NOT NULL,</text:p>
      <text:p text:style-name="P12"><text:s text:c="4"/>GOLS_TIME2 NUMBER NOT NULL,</text:p>
      <text:p text:style-name="P12"><text:s text:c="4"/>ARBITRO1 VARCHAR2(30) NOT NULL,</text:p>
      <text:p text:style-name="P12"><text:s text:c="4"/>BANDEIRA1 VARCHAR2(30) NOT NULL,</text:p>
      <text:p text:style-name="P12"><text:s text:c="4"/>BANDEIRA2 VARCHAR2(30) NOT NULL,</text:p>
      <text:p text:style-name="P12"><text:s text:c="4"/>ARBITRO_AUX VARCHAR2(30) NOT NULL,</text:p>
      <text:p text:style-name="P12"><text:s text:c="4"/>ESTADIO VARCHAR2(30) NOT NULL,</text:p>
      <text:p text:style-name="P12"><text:s text:c="4"/>EMISSORA VARCHAR2(30) NOT NULL,</text:p>
      <text:p text:style-name="P12"><text:s text:c="4"/></text:p>
      <text:p text:style-name="P12"><text:s text:c="4"/>CONSTRAINT PK_PARTIDA PRIMARY KEY(ID_PARTIDA) <text:s text:c="3"/>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GOL</text:p>
      <text:p text:style-name="P12">--------------------------------------------------------</text:p>
      <text:p text:style-name="P12"><text:s text:c="2"/>CREATE TABLE GOL</text:p>
      <text:p text:style-name="P12"><text:s text:c="3"/>( <text:s text:c="3"/></text:p>
      <text:p text:style-name="P12"><text:s text:c="4"/>JOGADOR_MARCOU VARCHAR2(30) NOT NULL, </text:p>
      <text:p text:style-name="P12"><text:s text:c="8"/>QUAL_PARTIDA NUMBER NOT NULL,</text:p>
      <text:p text:style-name="P12"><text:s text:c="4"/></text:p>
      <text:p text:style-name="P12"><text:s text:c="4"/>CONSTRAINT PK_GOL PRIMARY KEY(JOGADOR_MARCOU, QUAL_PARTIDA),</text:p>
      <text:p text:style-name="P12"><text:s text:c="4"/>CONSTRAINT FK_GOL_JOGADOR_MARCOU FOREIGN KEY(JOGADOR_MARCOU) REFERENCES JOGADOR(NOME),</text:p>
      <text:p text:style-name="P12"><text:s text:c="4"/>CONSTRAINT FK_PARTIDA FOREIGN KEY(QUAL_PARTIDA) REFERENCES PARTIDA(ID_PARTIDA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CARTAO_AMARELO</text:p>
      <text:p text:style-name="P12">--------------------------------------------------------</text:p>
      <text:p text:style-name="P12"><text:s text:c="2"/>CREATE TABLE CARTAO_AMARELO </text:p>
      <text:p text:style-name="P12"><text:s text:c="3"/>(</text:p>
      <text:p text:style-name="P12"><text:s text:c="8"/>JOGADOR_SOFREU VARCHAR2(30) NOT NULL,</text:p>
      <text:p text:style-name="P12"><text:s text:c="8"/>QUAL_PARTIDA NUMBER NOT NULL,</text:p>
      <text:p text:style-name="P12"><text:s text:c="4"/></text:p>
      <text:p text:style-name="P12"><text:s text:c="4"/>CONSTRAINT PK_CARTAO_AMARELO PRIMARY KEY(JOGADOR_SOFREU, QUAL_PARTIDA),</text:p>
      <text:p text:style-name="P12"><text:s text:c="4"/>CONSTRAINT FK_CARTAO_AMARELO_JOGADOR FOREIGN KEY(JOGADOR_SOFREU) REFERENCES JOGADOR(NOME),</text:p>
      <text:p text:style-name="P12"><text:s text:c="4"/>CONSTRAINT FK_CARTAO_AMARELO_PARTIDA FOREIGN KEY(QUAL_PARTIDA) REFERENCES PARTIDA(ID_PARTIDA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DDL para a tabela CARTAO_VERMELHO</text:p>
      <text:p text:style-name="P12">--------------------------------------------------------</text:p>
      <text:p text:style-name="P12"><text:s text:c="2"/>CREATE TABLE CARTAO_VERMELHO </text:p>
      <text:p text:style-name="P12"><text:s text:c="3"/>( <text:s text:c="3"/></text:p>
      <text:p text:style-name="P12"><text:s text:c="8"/>JOGADOR_SOFREU VARCHAR2(30) NOT NULL,</text:p>
      <text:p text:style-name="P12"><text:s text:c="8"/>QUAL_PARTIDA NUMBER NOT NULL,</text:p>
      <text:p text:style-name="P12"><text:s text:c="4"/></text:p>
      <text:p text:style-name="P12"><text:s text:c="4"/>CONSTRAINT PK_CARTAO_VERMELHO PRIMARY KEY(JOGADOR_SOFREU, QUAL_PARTIDA),</text:p>
      <text:p text:style-name="P12"><text:s text:c="4"/>CONSTRAINT FK_CARTAO_VERMELHO_JOGADOR FOREIGN KEY(JOGADOR_SOFREU) REFERENCES JOGADOR(NOME),</text:p>
      <text:p text:style-name="P12"><text:s text:c="4"/>CONSTRAINT FK_CARTAO_VERMELHO_PARTIDA FOREIGN KEY(QUAL_PARTIDA) REFERENCES PARTIDA(ID_PARTIDA)</text:p>
      <text:p text:style-name="P12"><text:s text:c="3"/>);</text:p>
      <text:p text:style-name="P12"><text:s text:c="3"/></text:p>
      <text:p text:style-name="P12">--------------------------------------------------------</text:p>
      <text:p text:style-name="P12">-- <text:s/>Fim do schema</text:p>
      <text:p text:style-name="P12">--------------------------------------------------------</text:p>
      <text:p text:style-name="Preformatted_20_Text"><text:s text:c="9"/> </text:p>
      <text:p text:style-name="P6">➔ Saída</text:p>
      <text:p text:style-name="Preformatted_20_Text"/>
      <text:p text:style-name="P12">Table ARBITRO criado.</text:p>
      <text:p text:style-name="P12"/>
      <text:p text:style-name="P12">Table CAMPEONATO criado.</text:p>
      <text:p text:style-name="P12"/>
      <text:p text:style-name="P12">Table PATROCINADOR criado.</text:p>
      <text:p text:style-name="P12"/>
      <text:p text:style-name="P12">Table TECNICO criado.</text:p>
      <text:p text:style-name="P12"/>
      <text:p text:style-name="P12">Table TIME criado.</text:p>
      <text:p text:style-name="P12"/>
      <text:p text:style-name="P12"><text:soft-page-break/>Table CONTRATO criado.</text:p>
      <text:p text:style-name="P12"/>
      <text:p text:style-name="P12">Table EMISSORA criado.</text:p>
      <text:p text:style-name="P12"/>
      <text:p text:style-name="P12">Table ESTADIO criado.</text:p>
      <text:p text:style-name="P12"/>
      <text:p text:style-name="P12">Table JOGADOR criado.</text:p>
      <text:p text:style-name="P12"/>
      <text:p text:style-name="P12">Sequence SEQ_PARTIDA criado.</text:p>
      <text:p text:style-name="P12"/>
      <text:p text:style-name="P12">Table PARTIDA criado.</text:p>
      <text:p text:style-name="P12"/>
      <text:p text:style-name="P12">Table GOL criado.</text:p>
      <text:p text:style-name="P12"/>
      <text:p text:style-name="P12">Table CARTAO_AMARELO criado.</text:p>
      <text:p text:style-name="P12"/>
      <text:p text:style-name="P12">Table CARTAO_VERMELHO criado.</text:p>
      <text:p text:style-name="Preformatted_20_Text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xercício 3</text:p>
      <text:p text:style-name="P5">Item a</text:p>
      <text:p text:style-name="P1"/>
      <text:p text:style-name="P6">➔ Comentário</text:p>
      <text:p text:style-name="P9">Este item consiste na população das tabelas da base de dados. Seguimos as instruções da prática, que consiste na inclusão de pelo menos 2 tuplas para cada tabela cujo conteúdo tivesse significado semântico. Para atender essa segunda instrução, em alguns casos se mostrou interessante incluir mais de 2 tuplas como se pode observar. O código e a saída no SQL Developer são as seguintes:  </text:p>
      <text:p text:style-name="P10"/>
      <text:p text:style-name="P6">➔ Código</text:p>
      <text:p text:style-name="P12">/*</text:p>
      <text:p text:style-name="P12"><text:s text:c="3"/>Esse arquivo insere pelo menos duas tuplas em cada tabela. Algumas vezes foi necessÃ¡rio inserir mais de duas</text:p>
      <text:p text:style-name="P12"><text:s text:c="3"/>(como no caso dos Ã¡rbitros que devem ser pelo menos quatro por partida).</text:p>
      <text:p text:style-name="P12"><text:s text:c="3"/></text:p>
      <text:p text:style-name="P12"><text:s text:c="3"/>Os dados sÃ£o fictÃ­cios. Procurou-se apenas inserir dados com significado semÃ¢ntico.</text:p>
      <text:p text:style-name="P12">*/</text:p>
      <text:p text:style-name="P12"/>
      <text:p text:style-name="P12">INSERT INTO EMISSORA VALUES ('Radio Sampa', 'R');</text:p>
      <text:p text:style-name="P12">INSERT INTO EMISSORA VALUES ('Radio Minas', 'R');</text:p>
      <text:p text:style-name="P12"/>
      <text:p text:style-name="P12">INSERT INTO ESTADIO VALUES ('MaracanÃ£', 'SÃ£o Paulo', 'SP');</text:p>
      <text:p text:style-name="P12">INSERT INTO ESTADIO VALUES ('MineirÃ£o', 'Belo Horizonte', 'MG');</text:p>
      <text:p text:style-name="P12"/>
      <text:p text:style-name="P12">INSERT INTO PATROCINADOR VALUES ('Paulistana Artigos Esportivos', 'SÃ£o Paulo', 'SP');</text:p>
      <text:p text:style-name="P12">INSERT INTO PATROCINADOR VALUES ('Mineira Sports', 'Uberaba', 'MG');</text:p>
      <text:p text:style-name="P12"/>
      <text:p text:style-name="P12">INSERT INTO CAMPEONATO VALUES ('Copa SÃ£o Paulo-Minas', 2016, 'Corinthians', 23, 12);</text:p>
      <text:p text:style-name="P12">INSERT INTO CAMPEONATO VALUES ('Campeonato Brasileiro', 2016, 'AtlÃ©tico Mineiro', 21, 12);</text:p>
      <text:p text:style-name="P12"/>
      <text:p text:style-name="P12">INSERT INTO ARBITRO VALUES ('Lucas Santana', 'Ã¡rbitro 1', 32);</text:p>
      <text:p text:style-name="P12">INSERT INTO ARBITRO VALUES ('Roger Santos', 'bandeira 1', 25);</text:p>
      <text:p text:style-name="P12">INSERT INTO ARBITRO VALUES ('Silmara Penha', 'bandeira w', 23);</text:p>
      <text:p text:style-name="P12">INSERT INTO ARBITRO VALUES ('Carlos Mota', 'Ã¡rbitro auxiliar', 26);</text:p>
      <text:p text:style-name="P12"/>
      <text:p text:style-name="P12">INSERT INTO TECNICO VALUES ('Carlos Santos', 34);</text:p>
      <text:p text:style-name="P12">INSERT INTO TECNICO VALUES ('Murilo Teles', 32);</text:p>
      <text:p text:style-name="P12"/>
      <text:p text:style-name="P12">INSERT INTO TIME VALUES ('Corinthians', 'Sao Paulo', 'Carlos Santos');</text:p>
      <text:p text:style-name="P12">INSERT INTO TIME VALUES ('AtlÃ©tico Mineiro', 'Belo Horizonte', 'Murilo Teles');</text:p>
      <text:p text:style-name="P12"/>
      <text:p text:style-name="P12">INSERT INTO CONTRATO VALUES ('Paulistana Artigos Esportivos', 'Corinthians', '01-01-2016', 6, 300000.00);</text:p>
      <text:p text:style-name="P12">INSERT INTO CONTRATO VALUES ('Mineira Sports', 'AtlÃ©tico Mineiro', '03-02-2016', 6, 250000.00);</text:p>
      <text:p text:style-name="P12"/>
      <text:p text:style-name="P12">INSERT INTO JOGADOR VALUES ('Juca Borba', 'Corinthians', 22);</text:p>
      <text:p text:style-name="P12">INSERT INTO JOGADOR VALUES ('Beto Pontes', 'AtlÃ©tico Mineiro', 23);</text:p>
      <text:p text:style-name="P12">INSERT INTO JOGADOR VALUES ('Alex Ribeiro', 'AtlÃ©tico Mineiro', 25);</text:p>
      <text:p text:style-name="P12"/>
      <text:p text:style-name="P12"/>
      <text:p text:style-name="P12">INSERT INTO PARTIDA VALUES (1, 'Corinthians', 'AtlÃ©tico Mineiro', '01-04-2016', 'Campeonato Brasileiro', 30000, 1, 1, </text:p>
      <text:p text:style-name="P12"><text:s text:c="56"/>'Lucas Santana', 'Roger Santos', 'Silmara Penha', 'Carlos Mota', 'MaracanÃ£', 'RÃ¡dio Sampa');</text:p>
      <text:p text:style-name="P12">INSERT INTO PARTIDA VALUES (2, 'AtlÃ©tico Mineiro', 'Corinthians', '08-04-2016', 'Campeonato Brasileiro', 29300, 1, 1, </text:p>
      <text:p text:style-name="P12"><text:s text:c="56"/>'Lucas Santana', 'Roger Santos', 'Silmara Penha', 'Carlos Mota', 'MaracanÃ£', 'RÃ¡dio Sampa');</text:p>
      <text:p text:style-name="P12"/>
      <text:p text:style-name="P12">INSERT INTO GOL VALUES ('Juca Borba', 1);</text:p>
      <text:p text:style-name="P12">INSERT INTO GOL VALUES ('Beto Pontes', 1);</text:p>
      <text:p text:style-name="P12">INSERT INTO GOL VALUES ('Juca Borba', 2);</text:p>
      <text:p text:style-name="P12">INSERT INTO GOL VALUES ('Beto Pontes', 2);</text:p>
      <text:p text:style-name="P12"/>
      <text:p text:style-name="P12">INSERT INTO CARTAO_AMARELO VALUES ('Juca Borba', 1);</text:p>
      <text:p text:style-name="P12">INSERT INTO CARTAO_AMARELO VALUES ('Beto Pontes', 1);</text:p>
      <text:p text:style-name="P12">INSERT INTO CARTAO_AMARELO VALUES ('Juca Borba', 2);</text:p>
      <text:p text:style-name="P12">INSERT INTO CARTAO_AMARELO VALUES ('Beto Pontes', 2);</text:p>
      <text:p text:style-name="P12"/>
      <text:p text:style-name="P12">INSERT INTO CARTAO_VERMELHO VALUES ('Juca Borba', 1);</text:p>
      <text:p text:style-name="P12"><text:soft-page-break/>INSERT INTO CARTAO_VERMELHO VALUES ('Beto Pontes', 1);</text:p>
      <text:p text:style-name="P12">INSERT INTO CARTAO_VERMELHO VALUES ('Juca Borba', 2);</text:p>
      <text:p text:style-name="P12">INSERT INTO CARTAO_VERMELHO VALUES ('Beto Pontes', 2);</text:p>
      <text:p text:style-name="P12"/>
      <text:p text:style-name="P12">-- fim do arquivo DML</text:p>
      <text:p text:style-name="Preformatted_20_Text"/>
      <text:p text:style-name="P6">➔ Saída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12"/>
      <text:p text:style-name="P12">1 linha inserido.</text:p>
      <text:p text:style-name="Preformatted_20_Text"/>
      <text:p text:style-name="P2"/>
      <text:p text:style-name="P2"><text:soft-page-break/></text:p>
      <text:p text:style-name="P2">Exercício 3</text:p>
      <text:p text:style-name="P5">Item b</text:p>
      <text:p text:style-name="P1"/>
      <text:p text:style-name="P6">➔ Comentário</text:p>
      <text:p text:style-name="P9">Este item consiste em fazer alterações (usando o comando UPDATE) em pelo menos 2 (dois) atributos de um conjunto de tuplas (pelo menos duas). Selecionamos as tabelas ARBITRO e GOL. </text:p>
      <text:p text:style-name="P9">O código e a saída no SQL Developer são as seguintes: </text:p>
      <text:p text:style-name="P9"/>
      <text:p text:style-name="P6">➔ Código</text:p>
      <text:p text:style-name="P12">-- tabela ARBITRO inicial</text:p>
      <text:p text:style-name="P12">SELECT * FROM ARBITRO;</text:p>
      <text:p text:style-name="P12"/>
      <text:p text:style-name="P12">-- alteração do nome do árbitro (condição de localização IDADE=32)</text:p>
      <text:p text:style-name="P12">UPDATE ARBITRO SET NOME='Lucas B. Santana' WHERE IDADE=32;</text:p>
      <text:p text:style-name="P12"/>
      <text:p text:style-name="P12">-- tabela ARBITRO alterada</text:p>
      <text:p text:style-name="P12">SELECT * FROM ARBITRO;</text:p>
      <text:p text:style-name="P12"/>
      <text:p text:style-name="P12">-- alteração do nome e função de árbitro (condição de localização NOME='Silmara Penha’)</text:p>
      <text:p text:style-name="P12">UPDATE ARBITRO SET NOME='Silmara da Penha', FUNCAO='Arbitro 2' WHERE NOME='Silmara Penha';</text:p>
      <text:p text:style-name="P12"/>
      <text:p text:style-name="P12">-- tabela ARBITRO alterada</text:p>
      <text:p text:style-name="P12">SELECT * FROM ARBITRO;</text:p>
      <text:p text:style-name="P12"/>
      <text:p text:style-name="P12">-- tabela GOL inicial</text:p>
      <text:p text:style-name="P12">SELECT * FROM GOL;</text:p>
      <text:p text:style-name="P12"/>
      <text:p text:style-name="P12">-- alterações tebela GOL (cond. loc. JOGADOR_MARCOU='Juca Borba' e QUAL_PARTIDA=1 / QUAL_PARTIDA=2)</text:p>
      <text:p text:style-name="P12">UPDATE GOL SET JOGADOR_MARCOU='Alex Ribeiro' WHERE (JOGADOR_MARCOU='Juca Borba' AND QUAL_PARTIDA=1);</text:p>
      <text:p text:style-name="P12">SELECT * FROM GOL;</text:p>
      <text:p text:style-name="P12">UPDATE GOL SET JOGADOR_MARCOU='Alex Ribeiro' WHERE (JOGADOR_MARCOU='Juca Borba' AND QUAL_PARTIDA=2);</text:p>
      <text:p text:style-name="P12"/>
      <text:p text:style-name="P12">-- tabela GOL alterada</text:p>
      <text:p text:style-name="P12">SELECT * FROM GOL;</text:p>
      <text:p text:style-name="P12"/>
      <text:p text:style-name="P6">➔ Saída</text:p>
      <text:p text:style-name="P12">NOME <text:s text:c="26"/>FUNCAO <text:s text:c="29"/>IDADE</text:p>
      <text:p text:style-name="P12">------------------------------ ------------------------------ ----------</text:p>
      <text:p text:style-name="P12">Lucas Santana <text:s text:c="17"/>Ã¡rbitro 1 <text:s text:c="28"/>32</text:p>
      <text:p text:style-name="P12">Roger Santos <text:s text:c="18"/>bandeira 1 <text:s text:c="28"/>25</text:p>
      <text:p text:style-name="P12">Silmara Penha <text:s text:c="17"/>bandeira w <text:s text:c="28"/>23</text:p>
      <text:p text:style-name="P12">Carlos Mota <text:s text:c="19"/>Ã¡rbitro auxiliar <text:s text:c="21"/>26</text:p>
      <text:p text:style-name="P12"/>
      <text:p text:style-name="P12"/>
      <text:p text:style-name="P12">1 linha atualizado.</text:p>
      <text:p text:style-name="P12"/>
      <text:p text:style-name="P12"/>
      <text:p text:style-name="P12">NOME <text:s text:c="26"/>FUNCAO <text:s text:c="29"/>IDADE</text:p>
      <text:p text:style-name="P12">------------------------------ ------------------------------ ----------</text:p>
      <text:p text:style-name="P12">Lucas B. Santana <text:s text:c="14"/>Ã¡rbitro 1 <text:s text:c="28"/>32</text:p>
      <text:p text:style-name="P12">Roger Santos <text:s text:c="18"/>bandeira 1 <text:s text:c="28"/>25</text:p>
      <text:p text:style-name="P12">Silmara Penha <text:s text:c="17"/>bandeira w <text:s text:c="28"/>23</text:p>
      <text:p text:style-name="P12">Carlos Mota <text:s text:c="19"/>Ã¡rbitro auxiliar <text:s text:c="21"/>26</text:p>
      <text:p text:style-name="P12"/>
      <text:p text:style-name="P12"/>
      <text:p text:style-name="P12">1 linha atualizado.</text:p>
      <text:p text:style-name="P12"/>
      <text:p text:style-name="P12"/>
      <text:p text:style-name="P12">NOME <text:s text:c="26"/>FUNCAO <text:s text:c="29"/>IDADE</text:p>
      <text:p text:style-name="P12">------------------------------ ------------------------------ ----------</text:p>
      <text:p text:style-name="P12">Lucas B. Santana <text:s text:c="14"/>Ã¡rbitro 1 <text:s text:c="28"/>32</text:p>
      <text:p text:style-name="P12">Roger Santos <text:s text:c="18"/>bandeira 1 <text:s text:c="28"/>25</text:p>
      <text:p text:style-name="P12">Silmara da Penha <text:s text:c="14"/>Arbitro 2 <text:s text:c="29"/>23</text:p>
      <text:p text:style-name="P12">Carlos Mota <text:s text:c="19"/>Ã¡rbitro auxiliar <text:s text:c="21"/>26</text:p>
      <text:p text:style-name="P12"/>
      <text:p text:style-name="P12"/>
      <text:p text:style-name="P12">JOGADOR_MARCOU <text:s text:c="16"/>QUAL_PARTIDA</text:p>
      <text:p text:style-name="P12">------------------------------ ------------</text:p>
      <text:p text:style-name="P12">Beto Pontes <text:s text:c="30"/>1</text:p>
      <text:p text:style-name="P12">Beto Pontes <text:s text:c="30"/>2</text:p>
      <text:p text:style-name="P12">Juca Borba <text:s text:c="31"/>1</text:p>
      <text:p text:style-name="P12"><text:soft-page-break/>Juca Borba <text:s text:c="31"/>2</text:p>
      <text:p text:style-name="P12"/>
      <text:p text:style-name="P12"/>
      <text:p text:style-name="P12">1 linha atualizado.</text:p>
      <text:p text:style-name="P12"/>
      <text:p text:style-name="P12"/>
      <text:p text:style-name="P12">JOGADOR_MARCOU <text:s text:c="16"/>QUAL_PARTIDA</text:p>
      <text:p text:style-name="P12">------------------------------ ------------</text:p>
      <text:p text:style-name="P12">Alex Ribeiro <text:s text:c="29"/>1</text:p>
      <text:p text:style-name="P12">Beto Pontes <text:s text:c="30"/>1</text:p>
      <text:p text:style-name="P12">Beto Pontes <text:s text:c="30"/>2</text:p>
      <text:p text:style-name="P12">Juca Borba <text:s text:c="31"/>2</text:p>
      <text:p text:style-name="P12"/>
      <text:p text:style-name="P12"/>
      <text:p text:style-name="P12">1 linha atualizado.</text:p>
      <text:p text:style-name="P12"/>
      <text:p text:style-name="P12"/>
      <text:p text:style-name="P12">JOGADOR_MARCOU <text:s text:c="16"/>QUAL_PARTIDA</text:p>
      <text:p text:style-name="P12">------------------------------ ------------</text:p>
      <text:p text:style-name="P12">Alex Ribeiro <text:s text:c="29"/>1</text:p>
      <text:p text:style-name="P12">Alex Ribeiro <text:s text:c="29"/>2</text:p>
      <text:p text:style-name="P12">Beto Pontes <text:s text:c="30"/>1</text:p>
      <text:p text:style-name="P12">Beto Pontes <text:s text:c="30"/>2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ício 4</text:p>
      <text:p text:style-name="P5">Item a</text:p>
      <text:p text:style-name="P1"/>
      <text:p text:style-name="P6">➔ Comentário</text:p>
      <text:p text:style-name="P9">Este item consiste em fazer alterações (usando o comando ALTER TABLE) no esquema da base de dados. Decidimos acrescentar o salário do técnico de cada time na tabela TECNICO, com restrição de que deve ser no mínimo R$10 mil. Tentamos incluir a cláusula NOT NULL, mas não é possível incluir em tabelas já populadas (esta iniciaria NULL e estaria em conflito direto com essa cláusula). </text:p>
      <text:p text:style-name="P9"/>
      <text:p text:style-name="P9"><text:span text:style-name="T1">OBS:</text:span> O resultado a ser observado é que a coluna recém-criada tem seus valores nulos e aparece vazia na saída.</text:p>
      <text:p text:style-name="P9"/>
      <text:p text:style-name="P9">O código e a saída no SQL Developer são as seguintes: </text:p>
      <text:p text:style-name="Preformatted_20_Text"/>
      <text:p text:style-name="P6">➔ Código</text:p>
      <text:p text:style-name="P12">-- tabela TECNICO antes da alteração</text:p>
      <text:p text:style-name="P12">SELECT * FROM TECNICO;</text:p>
      <text:p text:style-name="P12"/>
      <text:p text:style-name="P12">-- inclusão do atributo SALARIO na tabela TECNICO</text:p>
      <text:p text:style-name="P12">ALTER TABLE TECNICO </text:p>
      <text:p text:style-name="P12"><text:s text:c="2"/>ADD (SALARIO NUMBER CHECK (SALARIO&gt;=10000)); </text:p>
      <text:p text:style-name="P12"/>
      <text:p text:style-name="P12">-- tabela TECNICO depois da alteração</text:p>
      <text:p text:style-name="P12">SELECT * FROM TECNICO;</text:p>
      <text:p text:style-name="P12"/>
      <text:p text:style-name="P6">➔ Saída</text:p>
      <text:p text:style-name="P12">NOME <text:s text:c="31"/>IDADE</text:p>
      <text:p text:style-name="P12">------------------------------ ----------</text:p>
      <text:p text:style-name="P12">Carlos Santos <text:s text:c="25"/>34</text:p>
      <text:p text:style-name="P12">Murilo Teles <text:s text:c="26"/>32</text:p>
      <text:p text:style-name="P12"/>
      <text:p text:style-name="P12"/>
      <text:p text:style-name="P12">Table TECNICO alterado.</text:p>
      <text:p text:style-name="P12"/>
      <text:p text:style-name="P12"/>
      <text:p text:style-name="P12">NOME <text:s text:c="31"/>IDADE <text:s text:c="3"/>SALARIO</text:p>
      <text:p text:style-name="P12">------------------------------ ---------- ----------</text:p>
      <text:p text:style-name="P12">Carlos Santos <text:s text:c="25"/>34 <text:s text:c="10"/></text:p>
      <text:p text:style-name="P12">Murilo Teles <text:s text:c="26"/>32 <text:s text:c="10"/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ício 4</text:p>
      <text:p text:style-name="P5">Item b</text:p>
      <text:p text:style-name="P1"/>
      <text:p text:style-name="P6">➔ Comentário</text:p>
      <text:p text:style-name="P9">Este item consiste em incluir uma chave secundária em uma tabela qualquer. Como não houve restrições impostas com exceção de que deva fazer sentido, escolhemos a tabela EMISSORA. Essa tabela tem os atributos NOME e TIPO (rádio ou TV). Decidimos incluir CIDADE como chave secundária, visto que pode haver emissoras com o mesmo nome em cidades distintas. </text:p>
      <text:p text:style-name="P9"/>
      <text:p text:style-name="P9">Em pesquisa descobrimos que a melhor maneira (ou a única) é excluir a chave primária simples e incluir a chave composta (com a secundária).</text:p>
      <text:p text:style-name="P9">O código e a saída no SQL Developer são as seguintes: </text:p>
      <text:p text:style-name="Preformatted_20_Text"/>
      <text:p text:style-name="P6">➔ Código</text:p>
      <text:p text:style-name="P12">-- tabela EMISSORA antes da alteração</text:p>
      <text:p text:style-name="P12">SELECT * FROM EMISSORA;</text:p>
      <text:p text:style-name="P12"/>
      <text:p text:style-name="P12">-- inclusão do atributo CIDADE na tabela EMISSORA</text:p>
      <text:p text:style-name="P12">ALTER TABLE EMISSORA</text:p>
      <text:p text:style-name="P12"><text:s text:c="2"/>ADD (CIDADE VARCHAR2(30));</text:p>
      <text:p text:style-name="P12"/>
      <text:p text:style-name="P12">-- tabela EMISSORA após a alteração</text:p>
      <text:p text:style-name="P12">SELECT * FROM EMISSORA;</text:p>
      <text:p text:style-name="P12"/>
      <text:p text:style-name="P12">-- inclusão das cidades para que a alteração de chave seja efetivada</text:p>
      <text:p text:style-name="P12">UPDATE EMISSORA SET CIDADE='São Paulo' WHERE NOME='Radio Sampa';</text:p>
      <text:p text:style-name="P12">UPDATE EMISSORA SET CIDADE='Belo Horizonte' WHERE NOME='Radio Minas';</text:p>
      <text:p text:style-name="P12"/>
      <text:p text:style-name="P12">-- tabela EMISSORA após a alteração (inclusão das cidades)</text:p>
      <text:p text:style-name="P12">SELECT * FROM EMISSORA;</text:p>
      <text:p text:style-name="P12"/>
      <text:p text:style-name="P12">-- mudança da chave da tabela EMISSORA para uma chave composta com CIDADE </text:p>
      <text:p text:style-name="P12">ALTER TABLE EMISSORA</text:p>
      <text:p text:style-name="P12">DROP CONSTRAINT PK_EMISSORA;</text:p>
      <text:p text:style-name="P12"/>
      <text:p text:style-name="P12">ALTER TABLE EMISSORA</text:p>
      <text:p text:style-name="P12">ADD CONSTRAINT PK_EMISSORA PRIMARY KEY (NOME, CIDADE);</text:p>
      <text:p text:style-name="P12"/>
      <text:p text:style-name="P12">-- tabela EMISSORA após a alteração (nenhuma mudança visível aqui)</text:p>
      <text:p text:style-name="P12">SELECT * FROM EMISSORA;</text:p>
      <text:p text:style-name="P12"/>
      <text:p text:style-name="P12">-- uso do comando DESC para descrever </text:p>
      <text:p text:style-name="P12">DESC ALL_CONS_COLUMNS;</text:p>
      <text:p text:style-name="P12"/>
      <text:p text:style-name="P6">➔ Saída</text:p>
      <text:p text:style-name="P12">NOME <text:s text:c="26"/>TIPO <text:s text:c="25"/></text:p>
      <text:p text:style-name="P12">------------------------------ ------------------------------</text:p>
      <text:p text:style-name="P12">Radio Sampa <text:s text:c="19"/>R <text:s text:c="28"/></text:p>
      <text:p text:style-name="P12">Radio Minas <text:s text:c="19"/>R <text:s text:c="28"/></text:p>
      <text:p text:style-name="P12"/>
      <text:p text:style-name="P12">Table EMISSORA alterado.</text:p>
      <text:p text:style-name="P12"/>
      <text:p text:style-name="P12">NOME <text:s text:c="26"/>TIPO <text:s text:c="26"/>CIDADE <text:s text:c="23"/></text:p>
      <text:p text:style-name="P12">------------------------------ ------------------------------ ------------------------------</text:p>
      <text:p text:style-name="P12">Radio Sampa <text:s text:c="19"/>R <text:s text:c="59"/></text:p>
      <text:p text:style-name="P12">Radio Minas <text:s text:c="19"/>R <text:s text:c="59"/></text:p>
      <text:p text:style-name="P12"/>
      <text:p text:style-name="P12">1 linha atualizado.</text:p>
      <text:p text:style-name="P12"/>
      <text:p text:style-name="P12">1 linha atualizado.</text:p>
      <text:p text:style-name="P12"/>
      <text:p text:style-name="P12">NOME <text:s text:c="26"/>TIPO <text:s text:c="26"/>CIDADE <text:s text:c="23"/></text:p>
      <text:p text:style-name="P12">------------------------------ ------------------------------ ------------------------------</text:p>
      <text:p text:style-name="P12">Radio Sampa <text:s text:c="19"/>R <text:s text:c="29"/>São Paulo <text:s text:c="20"/></text:p>
      <text:p text:style-name="P12">Radio Minas <text:s text:c="19"/>R <text:s text:c="29"/>Belo Horizonte <text:s text:c="15"/></text:p>
      <text:p text:style-name="P12"/>
      <text:p text:style-name="P12">Table EMISSORA alterado.</text:p>
      <text:p text:style-name="P12"><text:soft-page-break/></text:p>
      <text:p text:style-name="P12">Table EMISSORA alterado.</text:p>
      <text:p text:style-name="P12"/>
      <text:p text:style-name="P12">NOME <text:s text:c="26"/>TIPO <text:s text:c="26"/>CIDADE <text:s text:c="23"/></text:p>
      <text:p text:style-name="P12">------------------------------ ------------------------------ ------------------------------</text:p>
      <text:p text:style-name="P12">Radio Sampa <text:s text:c="19"/>R <text:s text:c="29"/>São Paulo <text:s text:c="20"/></text:p>
      <text:p text:style-name="P12">Radio Minas <text:s text:c="19"/>R <text:s text:c="29"/>Belo Horizonte <text:s text:c="15"/></text:p>
      <text:p text:style-name="P12"/>
      <text:p text:style-name="P12">Nome <text:s text:c="11"/>Nulo? <text:s text:c="3"/>Tipo <text:s text:c="10"/></text:p>
      <text:p text:style-name="P12">--------------- -------- -------------- </text:p>
      <text:p text:style-name="P12">OWNER <text:s text:c="10"/>NOT NULL VARCHAR2(30) <text:s text:c="2"/></text:p>
      <text:p text:style-name="P12">CONSTRAINT_NAME NOT NULL VARCHAR2(30) <text:s text:c="2"/></text:p>
      <text:p text:style-name="P12">TABLE_NAME <text:s text:c="5"/>NOT NULL VARCHAR2(30) <text:s text:c="2"/></text:p>
      <text:p text:style-name="P12">COLUMN_NAME <text:s text:c="13"/>VARCHAR2(4000) </text:p>
      <text:p text:style-name="P12">POSITION <text:s text:c="16"/>NUMBER <text:s text:c="8"/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ício 4</text:p>
      <text:p text:style-name="P5">Item c</text:p>
      <text:p text:style-name="P1"/>
      <text:p text:style-name="P6">➔ Comentário</text:p>
      <text:p text:style-name="P9">Este item consiste em escolher uma tabela com chave primária simples (definida por apenas um atributo) referenciada por uma chave estrangeira em outra tabela e tentar remover essa chave usando ou não CASCADE para excluir. </text:p>
      <text:p text:style-name="P9">Na tentativa de excluir a chave primária da tabela PARTIDA, obtemos mensagem de erro explicando que era impossível "exluir uma coluna-chave mãe". Usando CASCADE retorna que a cláusula CONSTRAINT não foi encontrada.</text:p>
      <text:p text:style-name="P9"/>
      <text:p text:style-name="P9">O código e a saída no SQL Developer são as seguintes: </text:p>
      <text:p text:style-name="P9"/>
      <text:p text:style-name="P6">➔ Código</text:p>
      <text:p text:style-name="P12">-- tentativa de excluir a chave primária da tabela PARTIDA</text:p>
      <text:p text:style-name="P12">ALTER TABLE PARTIDA</text:p>
      <text:p text:style-name="P12"><text:s text:c="2"/>DROP COLUMN ID_PARTIDA;</text:p>
      <text:p text:style-name="P12"><text:s text:c="2"/></text:p>
      <text:p text:style-name="P12">-- tentativa de excluir a chave primária da tabela PARTIDA (usando CASCADE)</text:p>
      <text:p text:style-name="P12">ALTER TABLE PARTIDA</text:p>
      <text:p text:style-name="P12"><text:s text:c="2"/>DROP COLUMN ID_PARTIDA CASCADE;</text:p>
      <text:p text:style-name="P6">➔ Saída</text:p>
      <text:p text:style-name="P12">Erro a partir da linha : 2 no comando -</text:p>
      <text:p text:style-name="P12">ALTER TABLE PARTIDA</text:p>
      <text:p text:style-name="P12"><text:s text:c="2"/>DROP COLUMN ID_PARTIDA</text:p>
      <text:p text:style-name="P12">Relatório de erros -</text:p>
      <text:p text:style-name="P12">ORA-12992: não é possível eliminar uma coluna-chave mãe</text:p>
      <text:p text:style-name="P12">12992. 00000 - <text:s/>"cannot drop parent key column"</text:p>
      <text:p text:style-name="P12">*Cause: <text:s text:c="3"/>An attempt was made to drop a parent key column.</text:p>
      <text:p text:style-name="P12">*Action: <text:s text:c="2"/>Drop all constraints referencing the parent key column, or</text:p>
      <text:p text:style-name="P12"><text:s text:c="11"/>specify CASCADE CONSTRAINTS in statement.</text:p>
      <text:p text:style-name="P12">Erro a partir da linha : 6 no comando -</text:p>
      <text:p text:style-name="P12">ALTER TABLE PARTIDA</text:p>
      <text:p text:style-name="P12"><text:s text:c="2"/>DROP COLUMN ID_PARTIDA CASCADE</text:p>
      <text:p text:style-name="P12">Relatório de erros -</text:p>
      <text:p text:style-name="P12">ORA-02000: palavra-chave CONSTRAINTS não encontrada</text:p>
      <text:p text:style-name="P12">02000. 00000 - <text:s/>"missing %s keyword"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Exercício 4</text:p>
      <text:p text:style-name="P5">Item d</text:p>
      <text:p text:style-name="P1"/>
      <text:p text:style-name="P6">➔ Comentário</text:p>
      <text:p text:style-name="P9">Este item consiste em escolher uma tabela que tenha CHECK (escolhemos ESTADIO) e desativar a restrição, inserir uma tupla que viole a restrição e depois reativar a restrição pra ver o que acontece por conta de dados já inseridos que violem a restrição.</text:p>
      <text:p text:style-name="P9">O que ocorreu foi o seguinte: a restrição foi excluída e uma tupla que viola a restrição foi inserida na tabela sem nenhum problema. Ao temtar retornar a restrição, o Oracle DB recusou o comando, dizendo "não ser possível validar a restrição". </text:p>
      <text:p text:style-name="P9"/>
      <text:p text:style-name="P9">O código e a saída no SQL Developer são as seguintes: </text:p>
      <text:p text:style-name="P9"/>
      <text:p text:style-name="P6">➔ Código</text:p>
      <text:p text:style-name="P12">-- mostra a tabela antes da alteração</text:p>
      <text:p text:style-name="P12">SELECT * FROM ESTADIO;</text:p>
      <text:p text:style-name="P12"/>
      <text:p text:style-name="P12">-- exclui a restrição</text:p>
      <text:p text:style-name="P12">ALTER TABLE ESTADIO</text:p>
      <text:p text:style-name="P12"><text:s text:c="2"/>DROP CONSTRAINT CK_ESTADIO;</text:p>
      <text:p text:style-name="P12"/>
      <text:p text:style-name="P12">-- insere uma tupla com Estado inexistente</text:p>
      <text:p text:style-name="P12">INSERT INTO ESTADIO VALUES</text:p>
      <text:p text:style-name="P12"><text:s text:c="2"/>('Estádio Mágico', 'Tão tão distante', 'SK');</text:p>
      <text:p text:style-name="P12"/>
      <text:p text:style-name="P12">-- mostra a tabela com a tupla que viola a restrição devidamente inserida</text:p>
      <text:p text:style-name="P12">SELECT * FROM ESTADIO;</text:p>
      <text:p text:style-name="P12"/>
      <text:p text:style-name="P12">-- tenta retornar a restrição: erro <text:s/></text:p>
      <text:p text:style-name="P12">ALTER TABLE ESTADIO</text:p>
      <text:p text:style-name="P12"><text:s text:c="2"/>ADD CONSTRAINT CK_ESTADIO CHECK (UF IN ('AC', 'AL', 'AP', 'AM', 'BA',</text:p>
      <text:p text:style-name="P12"><text:s text:c="2"/>'CE', 'DF', 'ES', 'GO', 'MA', 'MT', 'MS', 'MG', 'PA', 'PB', 'PR', </text:p>
      <text:p text:style-name="P12"><text:s text:c="2"/>'PE', 'PI', 'RJ', 'RN', 'RS', 'RO', 'RR', 'SC', 'SP', 'SE', 'TO'));</text:p>
      <text:p text:style-name="P12"/>
      <text:p text:style-name="P6">➔ Saída</text:p>
      <text:p text:style-name="P12">NOME <text:s text:c="26"/>CIDADE <text:s text:c="24"/>UF <text:s text:c="12"/></text:p>
      <text:p text:style-name="P12">------------------------------ ------------------------------ ---------------</text:p>
      <text:p text:style-name="P12">MaracanÃ£ <text:s text:c="21"/>SÃ£o Paulo <text:s text:c="20"/>SP <text:s text:c="12"/></text:p>
      <text:p text:style-name="P12">MineirÃ£o <text:s text:c="21"/>Belo Horizonte <text:s text:c="16"/>MG <text:s text:c="12"/></text:p>
      <text:p text:style-name="P12"/>
      <text:p text:style-name="P12"/>
      <text:p text:style-name="P12">Table ESTADIO alterado.</text:p>
      <text:p text:style-name="P12"/>
      <text:p text:style-name="P12"/>
      <text:p text:style-name="P12">1 linha inserido.</text:p>
      <text:p text:style-name="P12"/>
      <text:p text:style-name="P12"/>
      <text:p text:style-name="P12">NOME <text:s text:c="26"/>CIDADE <text:s text:c="24"/>UF <text:s text:c="12"/></text:p>
      <text:p text:style-name="P12">------------------------------ ------------------------------ ---------------</text:p>
      <text:p text:style-name="P12">MaracanÃ£ <text:s text:c="21"/>SÃ£o Paulo <text:s text:c="20"/>SP <text:s text:c="12"/></text:p>
      <text:p text:style-name="P12">MineirÃ£o <text:s text:c="21"/>Belo Horizonte <text:s text:c="16"/>MG <text:s text:c="12"/></text:p>
      <text:p text:style-name="P12">Estádio Mágico <text:s text:c="16"/>Tão tão distante <text:s text:c="14"/>SK <text:s text:c="12"/></text:p>
      <text:p text:style-name="P12"/>
      <text:p text:style-name="P12">Erro a partir da linha : 11 no comando -</text:p>
      <text:p text:style-name="P12">ALTER TABLE ESTADIO</text:p>
      <text:p text:style-name="P12"><text:s text:c="2"/>ADD CONSTRAINT CK_ESTADIO CHECK (UF IN ('AC', 'AL', 'AP', 'AM', 'BA',</text:p>
      <text:p text:style-name="P12"><text:s text:c="2"/>'CE', 'DF', 'ES', 'GO', 'MA', 'MT', 'MS', 'MG', 'PA', 'PB', 'PR', </text:p>
      <text:p text:style-name="P12"><text:s text:c="2"/>'PE', 'PI', 'RJ', 'RN', 'RS', 'RO', 'RR', 'SC', 'SP', 'SE', 'TO'))</text:p>
      <text:p text:style-name="P12">Relatório de erros -</text:p>
      <text:p text:style-name="P12">ORA-02293: não é possível validar (L1053763.CK_ESTADIO) - restrição de verificação violada</text:p>
      <text:p text:style-name="P12">02293. 00000 - "cannot validate (%s.%s) - check constraint violated"</text:p>
      <text:p text:style-name="P12">*Cause: <text:s text:c="3"/>an alter table operation tried to validate a check constraint to</text:p>
      <text:p text:style-name="P12"><text:s text:c="11"/>populated table that had nocomplying values.</text:p>
      <text:p text:style-name="P13">*Action: <text:s text:c="2"/>Obviou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1" svg:font-family="'Albany AMT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lbany AM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lbany AM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 AMT" style:font-family-complex="'Albany AM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lbany AMT1" style:font-family-complex="'Albany AMT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 AMT1" style:font-family-complex="'Albany AMT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 AMT1" style:font-family-complex="'Albany AMT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6:29:30.415000000</meta:creation-date>
    <dc:date>2017-03-28T17:11:33.916000000</dc:date>
    <meta:editing-duration>PT22M55S</meta:editing-duration>
    <meta:editing-cycles>9</meta:editing-cycles>
    <meta:generator>LibreOffice/5.2.2.2$Windows_x86 LibreOffice_project/8f96e87c890bf8fa77463cd4b640a2312823f3ad</meta:generator>
    <meta:document-statistic meta:table-count="1" meta:image-count="0" meta:object-count="0" meta:page-count="14" meta:paragraph-count="542" meta:word-count="2673" meta:character-count="23401" meta:non-whitespace-character-count="17812"/>
  </office:meta>
</office:document-meta>
</file>